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Heading_20_1">
      <style:paragraph-properties fo:text-align="center" style:justify-single-word="false"/>
      <style:text-properties style:font-name="Nimbus Roman"/>
    </style:style>
    <style:style style:name="P2" style:family="paragraph" style:parent-style-name="Table_20_Contents">
      <style:paragraph-properties fo:text-align="center" style:justify-single-word="false"/>
      <style:text-properties officeooo:paragraph-rsid="001cb9c6"/>
    </style:style>
    <style:style style:name="P3" style:family="paragraph" style:parent-style-name="Table_20_Contents">
      <style:paragraph-properties fo:text-align="center" style:justify-single-word="false"/>
      <style:text-properties officeooo:rsid="001cb9c6" officeooo:paragraph-rsid="001cb9c6"/>
    </style:style>
    <style:style style:name="P4" style:family="paragraph" style:parent-style-name="Table_20_Contents" style:list-style-name="L2">
      <style:paragraph-properties fo:text-align="start" style:justify-single-word="false"/>
      <style:text-properties officeooo:rsid="001cb9c6" officeooo:paragraph-rsid="001cb9c6"/>
    </style:style>
    <style:style style:name="P5" style:family="paragraph" style:parent-style-name="Table_20_Contents" style:list-style-name="L3">
      <style:paragraph-properties fo:text-align="start" style:justify-single-word="false"/>
      <style:text-properties officeooo:rsid="001cb9c6" officeooo:paragraph-rsid="001cb9c6"/>
    </style:style>
    <style:style style:name="P6" style:family="paragraph" style:parent-style-name="Table_20_Contents" style:list-style-name="L4">
      <style:paragraph-properties fo:text-align="start" style:justify-single-word="false"/>
      <style:text-properties officeooo:rsid="001cb9c6" officeooo:paragraph-rsid="001cb9c6"/>
    </style:style>
    <style:style style:name="P7" style:family="paragraph" style:parent-style-name="Table_20_Contents" style:list-style-name="L5">
      <style:paragraph-properties fo:text-align="start" style:justify-single-word="false"/>
      <style:text-properties officeooo:rsid="001cb9c6" officeooo:paragraph-rsid="001cb9c6"/>
    </style:style>
    <style:style style:name="P8" style:family="paragraph" style:parent-style-name="Table_20_Contents" style:list-style-name="L6">
      <style:paragraph-properties fo:text-align="start" style:justify-single-word="false"/>
      <style:text-properties officeooo:rsid="001cb9c6" officeooo:paragraph-rsid="001cb9c6"/>
    </style:style>
    <style:style style:name="P9" style:family="paragraph" style:parent-style-name="Table_20_Contents" style:list-style-name="L7">
      <style:paragraph-properties fo:text-align="start" style:justify-single-word="false"/>
      <style:text-properties officeooo:rsid="001cb9c6" officeooo:paragraph-rsid="001cb9c6"/>
    </style:style>
    <style:style style:name="P10" style:family="paragraph" style:parent-style-name="Table_20_Contents" style:list-style-name="L2">
      <style:paragraph-properties fo:text-align="start" style:justify-single-word="false"/>
      <style:text-properties officeooo:paragraph-rsid="001cb9c6"/>
    </style:style>
    <style:style style:name="P11" style:family="paragraph" style:parent-style-name="Table_20_Contents" style:list-style-name="L7">
      <style:paragraph-properties fo:text-align="start" style:justify-single-word="false"/>
      <style:text-properties officeooo:rsid="001d0f15" officeooo:paragraph-rsid="001d0f15"/>
    </style:style>
    <style:style style:name="P12" style:family="paragraph" style:parent-style-name="Text_20_body">
      <style:paragraph-properties fo:text-align="center" style:justify-single-word="false"/>
      <style:text-properties style:font-name="Nimbus Roman" officeooo:rsid="001cb9c6" officeooo:paragraph-rsid="001cb9c6"/>
    </style:style>
    <style:style style:name="P13" style:family="paragraph" style:parent-style-name="Text_20_body">
      <style:paragraph-properties fo:text-align="center" style:justify-single-word="false"/>
      <style:text-properties officeooo:rsid="001cb9c6"/>
    </style:style>
    <style:style style:name="P14" style:family="paragraph" style:parent-style-name="Text_20_body">
      <style:paragraph-properties fo:text-align="center" style:justify-single-word="false"/>
      <style:text-properties officeooo:rsid="001cb9c6" officeooo:paragraph-rsid="001cb9c6"/>
    </style:style>
    <style:style style:name="T1" style:family="text">
      <style:text-properties style:font-name="Nimbus Roman"/>
    </style:style>
    <style:style style:name="T2" style:family="text">
      <style:text-properties style:font-name="Nimbus Roman" officeooo:rsid="000dafd4" fo:background-color="#ffd8ce" loext:char-shading-value="0"/>
    </style:style>
    <style:style style:name="T3" style:family="text">
      <style:text-properties officeooo:rsid="001cb9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JOUR 4</text:span></text:p>
      <text:h text:style-name="P1" text:outline-level="1">LE 29 OCTOBRE 2020</text:h>
      <text:p text:style-name="P13"><text:span text:style-name="T1"/></text:p>
      <text:p text:style-name="P14"><text:span text:style-name="T1">Jeudi 29 octobre 2020</text:span>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<text:span text:style-name="T3">Matin</text:span></text:p>
            <text:p text:style-name="P2"/>
            <text:list xml:id="list747137828" text:style-name="L2">
              <text:list-item>
                <text:p text:style-name="P10"><text:span text:style-name="T3">Renseignement sur les règles du jeu</text:span></text:p>
              </text:list-item>
              <text:list-item>
                <text:p text:style-name="P4">Maquette</text:p>
              </text:list-item>
              <text:list-item>
                <text:p text:style-name="P4">Liste des tâches</text:p>
              </text:list-item>
              <text:list-item>
                <text:p text:style-name="P4">Retro-planning</text:p>
              </text:list-item>
            </text:list>
            <text:p text:style-name="P3"/>
          </table:table-cell>
          <table:table-cell table:style-name="Tableau1.B1" office:value-type="string">
            <text:p text:style-name="P3">Après-midi</text:p>
            <text:p text:style-name="P3"/>
            <text:list xml:id="list3817362366" text:style-name="L3">
              <text:list-item>
                <text:p text:style-name="P5">Tuto et leçons Javascript</text:p>
              </text:list-item>
              <text:list-item>
                <text:p text:style-name="P5">Création des pages HTML, CSS, JS</text:p>
              </text:list-item>
            </text:list>
            <text:p text:style-name="P3"/>
            <text:p text:style-name="P3"/>
            <text:p text:style-name="P3"/>
          </table:table-cell>
        </table:table-row>
      </table:table>
      <text:p text:style-name="P14"><text:span text:style-name="T1"/></text:p>
      <text:p text:style-name="P14"><text:span text:style-name="T1">Vendredi 30 octobre 2020</text:span></text:p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">Matin</text:p>
            <text:p text:style-name="P3"/>
            <text:list xml:id="list3241601969" text:style-name="L4">
              <text:list-item>
                <text:p text:style-name="P6">Tuto et leçons Javascript</text:p>
              </text:list-item>
              <text:list-item>
                <text:p text:style-name="P6">Création Titre, Mode d’emploi et Plateau de jeu</text:p>
              </text:list-item>
            </text:list>
          </table:table-cell>
          <table:table-cell table:style-name="Tableau2.B1" office:value-type="string">
            <text:p text:style-name="P3">Après-midi</text:p>
            <text:p text:style-name="P3"/>
            <text:list xml:id="list1890347047" text:style-name="L5">
              <text:list-item>
                <text:p text:style-name="P7">Plateau de jeu </text:p>
              </text:list-item>
              <text:list-item>
                <text:p text:style-name="P7">Création des escargots</text:p>
              </text:list-item>
            </text:list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4"><text:span text:style-name="T1"/></text:p>
      <text:p text:style-name="P12">Lundi 02 novembre 2020</text:p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3">Matin</text:p>
            <text:p text:style-name="P3"/>
            <text:list xml:id="list2790066738" text:style-name="L6">
              <text:list-item>
                <text:p text:style-name="P8">Création des escargots</text:p>
              </text:list-item>
              <text:list-item>
                <text:p text:style-name="P8">Création des dès</text:p>
              </text:list-item>
            </text:list>
          </table:table-cell>
          <table:table-cell table:style-name="Tableau3.B1" office:value-type="string">
            <text:p text:style-name="P3">Après-midi</text:p>
            <text:p text:style-name="P3"/>
            <text:list xml:id="list219052105" text:style-name="L7">
              <text:list-item>
                <text:p text:style-name="P9">Création des dès </text:p>
              </text:list-item>
              <text:list-item>
                <text:p text:style-name="P11">Fichier &gt; Drive &gt; Dossier</text:p>
              </text:list-item>
            </text:list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4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imbus Roman" svg:font-family="'Nimbus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9T15:46:01.361638358</meta:creation-date>
    <dc:date>2020-10-29T15:58:36.797730235</dc:date>
    <meta:editing-duration>PT2M35S</meta:editing-duration>
    <meta:editing-cycles>2</meta:editing-cycles>
    <meta:generator>LibreOffice/6.4.2.2$Linux_X86_64 LibreOffice_project/40$Build-2</meta:generator>
    <meta:document-statistic meta:table-count="3" meta:image-count="0" meta:object-count="0" meta:page-count="1" meta:paragraph-count="25" meta:word-count="91" meta:character-count="469" meta:non-whitespace-character-count="415"/>
  </office:meta>
</office:document-meta>
</file>